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14pt" fo:font-style="normal" fo:font-weight="normal" officeooo:rsid="001ffbfd" officeooo:paragraph-rsid="0074279d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DejaVu Sans Condensed" fo:font-size="14pt" fo:font-weight="normal" officeooo:rsid="001ffbfd" officeooo:paragraph-rsid="0072dc9f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style:font-name="DejaVu Sans Condensed" fo:font-size="14pt" fo:font-style="normal" fo:font-weight="normal" officeooo:rsid="001ffbfd" officeooo:paragraph-rsid="001ffbfd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color="#000000" style:font-name="DejaVu Sans Condensed" fo:font-size="14pt" fo:font-style="normal" fo:font-weight="bold" officeooo:rsid="001ffbfd" officeooo:paragraph-rsid="001ffbf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color="#000000" style:font-name="DejaVu Sans Condensed" fo:font-size="14pt" fo:font-style="normal" fo:font-weight="bold" officeooo:rsid="001ffbfd" officeooo:paragraph-rsid="00be3280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DejaVu Sans Condensed" fo:font-size="14pt" fo:font-style="normal" fo:font-weight="bold" officeooo:rsid="00225fd0" officeooo:paragraph-rsid="00225fd0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DejaVu Sans Condensed" fo:font-size="24pt" fo:font-weight="bold" officeooo:rsid="001ffbfd" officeooo:paragraph-rsid="001ffbfd" style:font-size-asian="24pt" style:font-weight-asian="bold" style:font-size-complex="24pt" style:font-weight-complex="bold"/>
    </style:style>
    <style:style style:name="P9" style:family="paragraph" style:parent-style-name="Standard">
      <style:text-properties fo:color="#000000" style:font-name="DejaVu Sans Condensed" fo:font-size="12pt" fo:font-style="normal" style:text-underline-style="none" fo:font-weight="normal" officeooo:rsid="001ffbfd" officeooo:paragraph-rsid="0072dc9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12pt" fo:font-style="normal" fo:font-weight="bold" officeooo:rsid="001ffbfd" officeooo:paragraph-rsid="001ffbf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12pt" fo:font-style="normal" fo:font-weight="bold" officeooo:rsid="001ffbfd" officeooo:paragraph-rsid="00be3280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12pt" fo:font-style="normal" fo:font-weight="normal" officeooo:rsid="0021583a" officeooo:paragraph-rsid="00967c3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12pt" fo:font-style="normal" fo:font-weight="normal" officeooo:rsid="0021583a" officeooo:paragraph-rsid="00be328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DejaVu Sans Condensed" fo:font-size="12pt" fo:font-style="normal" fo:font-weight="normal" officeooo:rsid="001ffbfd" officeooo:paragraph-rsid="00559a3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line-height="100%" fo:text-align="start" style:justify-single-word="false"/>
      <style:text-properties fo:color="#000000" style:font-name="DejaVu Sans Condensed" fo:font-size="12pt" fo:font-style="normal" fo:font-weight="normal" officeooo:rsid="00799f11" officeooo:paragraph-rsid="0098542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fo:color="#000000" style:font-name="DejaVu Sans Condensed" fo:font-size="12pt" fo:font-style="normal" fo:font-weight="normal" officeooo:rsid="00b0c7d3" officeooo:paragraph-rsid="00b0c7d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DejaVu Sans Condensed" fo:font-size="12pt" fo:font-style="normal" fo:font-weight="normal" officeooo:rsid="00225fd0" officeooo:paragraph-rsid="00ad197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DejaVu Sans Condensed" fo:font-size="12pt" fo:font-style="normal" fo:font-weight="normal" officeooo:rsid="00225fd0" officeooo:paragraph-rsid="00ae621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DejaVu Sans Condensed" fo:font-size="12pt" fo:font-style="normal" fo:font-weight="normal" officeooo:rsid="00ad197a" officeooo:paragraph-rsid="00b1e75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DejaVu Sans Condensed" fo:font-size="6pt" fo:font-style="normal" fo:font-weight="normal" officeooo:rsid="004599c7" officeooo:paragraph-rsid="001ffbfd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1ffbfd" officeooo:paragraph-rsid="00559a3b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DejaVu Sans Condensed" fo:font-size="6pt" fo:font-style="normal" fo:font-weight="normal" officeooo:rsid="001ffbfd" officeooo:paragraph-rsid="0072dc9f" style:font-size-asian="5.25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21583a" officeooo:paragraph-rsid="0021583a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ad197a" officeooo:paragraph-rsid="00ad197a" style:font-size-asian="5.25pt" style:font-style-asian="normal" style:font-weight-asian="normal" style:font-size-complex="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225fd0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225fd0" officeooo:paragraph-rsid="0054ccde" style:font-size-asian="5.25pt" style:font-style-asian="normal" style:font-weight-asian="normal" style:font-size-complex="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225fd0" officeooo:paragraph-rsid="00ae6218" style:font-size-asian="5.25pt" style:font-style-asian="normal" style:font-weight-asian="normal" style:font-size-complex="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559a3b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29" style:family="paragraph" style:parent-style-name="Standard">
      <style:text-properties fo:color="#000000" style:font-name="DejaVu Sans Condensed" fo:font-size="6pt" fo:font-style="normal" fo:font-weight="normal" officeooo:rsid="001ffbfd" officeooo:paragraph-rsid="001ffbfd" style:font-size-asian="6pt" style:font-style-asian="normal" style:font-weight-asian="normal" style:font-size-complex="6pt" style:font-style-complex="normal" style:font-weight-complex="normal"/>
    </style:style>
    <style:style style:name="P30" style:family="paragraph" style:parent-style-name="Standard">
      <style:text-properties fo:color="#000000" style:font-name="DejaVu Sans Condensed" fo:font-size="6pt" fo:font-style="normal" fo:font-weight="bold" officeooo:rsid="001ffbfd" officeooo:paragraph-rsid="001ffbfd" style:font-size-asian="6pt" style:font-style-asian="normal" style:font-weight-asian="bold" style:font-size-complex="6pt" style:font-style-complex="normal" style:font-weight-complex="bold"/>
    </style:style>
    <style:style style:name="P31" style:family="paragraph" style:parent-style-name="Standard">
      <style:text-properties fo:color="#000000" style:font-name="DejaVu Sans Condensed" fo:font-size="6pt" fo:font-style="normal" fo:font-weight="bold" officeooo:rsid="001ffbfd" officeooo:paragraph-rsid="001ffbfd" style:font-size-asian="5.25pt" style:font-style-asian="normal" style:font-weight-asian="bold" style:font-size-complex="6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1ffbfd" officeooo:paragraph-rsid="001ffbfd" style:font-size-asian="6pt" style:font-style-asian="italic" style:font-weight-asian="normal" style:font-size-complex="6pt" style:font-style-complex="italic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1ffbfd" officeooo:paragraph-rsid="00be3280" style:font-size-asian="6pt" style:font-style-asian="italic" style:font-weight-asian="normal" style:font-size-complex="6pt" style:font-style-complex="italic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fo:color="#000000" officeooo:paragraph-rsid="00b2a4e2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fo:color="#000000" officeooo:paragraph-rsid="00985425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bold" officeooo:rsid="00225fd0" officeooo:paragraph-rsid="00ae621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bold" officeooo:rsid="00225fd0" officeooo:paragraph-rsid="00225fd0" style:font-size-asian="12pt" style:font-weight-asian="bold" style:font-size-complex="12pt" style:font-weight-complex="bold"/>
    </style:style>
    <style:style style:name="P38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rsid="00b2a4e2" officeooo:paragraph-rsid="00b2a4e2"/>
    </style:style>
    <style:style style:name="P39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paragraph-rsid="0024d13b"/>
    </style:style>
    <style:style style:name="P40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paragraph-rsid="006e0b6b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3551f1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3551f1" officeooo:paragraph-rsid="006e0b6b" style:font-size-asian="5.25pt" style:font-style-asian="normal" style:font-weight-asian="normal" style:font-size-complex="6pt" style:font-style-complex="normal" style:font-weight-complex="normal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21583a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1ffbfd" officeooo:paragraph-rsid="00be3280" style:font-size-asian="5.25pt" style:font-style-asian="normal" style:font-weight-asian="normal" style:font-size-complex="6pt" style:font-style-complex="normal" style:font-weight-complex="normal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be3280" officeooo:paragraph-rsid="00be3280" style:font-size-asian="5.25pt" style:font-style-asian="normal" style:font-weight-asian="normal" style:font-size-complex="6pt" style:font-style-complex="normal" style:font-weight-complex="normal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6e0b6b" officeooo:paragraph-rsid="0024d13b" style:font-size-asian="6pt" style:font-style-asian="normal" style:font-weight-asian="normal" style:font-size-complex="6pt" style:font-style-complex="normal" style:font-weight-complex="normal"/>
    </style:style>
    <style:style style:name="P4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14pt" fo:font-style="normal" fo:font-weight="bold" officeooo:rsid="00535c6e" officeooo:paragraph-rsid="0072dc9f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12pt" fo:font-style="normal" fo:font-weight="normal" officeooo:rsid="00be3280" officeooo:paragraph-rsid="00be3280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13pt" fo:font-style="normal" fo:font-weight="bold" officeooo:rsid="0021583a" officeooo:paragraph-rsid="00b2a4e2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13pt" fo:font-style="normal" fo:font-weight="bold" officeooo:rsid="0021583a" officeooo:paragraph-rsid="002c3902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21583a" officeooo:paragraph-rsid="00b2a4e2" style:font-size-asian="6pt" style:font-style-asian="italic" style:font-weight-asian="normal" style:font-size-complex="6pt" style:font-style-complex="italic" style:font-weight-complex="normal"/>
    </style:style>
    <style:style style:name="P52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21583a" officeooo:paragraph-rsid="002c3902" style:font-size-asian="6pt" style:font-style-asian="italic" style:font-weight-asian="normal" style:font-size-complex="6pt" style:font-style-complex="italic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ejaVu Sans Condensed" fo:font-size="6pt" fo:font-style="normal" fo:font-weight="bold" officeooo:rsid="00225fd0" officeooo:paragraph-rsid="00225fd0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e3280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b2a4e2" style:font-size-asian="12pt" style:font-size-complex="12pt"/>
    </style:style>
    <style:style style:name="T5" style:family="text">
      <style:text-properties fo:font-size="12pt" officeooo:rsid="00b45121" style:font-size-asian="12pt" style:font-size-complex="12pt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fo:font-weight="normal" officeooo:rsid="00b2a4e2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font-name="DejaVu Sans Condensed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DejaVu Sans Condensed" fo:font-style="normal" fo:font-weight="normal" officeooo:rsid="00559a3b" style:font-style-asian="normal" style:font-weight-asian="normal" style:font-style-complex="normal" style:font-weight-complex="normal"/>
    </style:style>
    <style:style style:name="T11" style:family="text">
      <style:text-properties style:font-name="DejaVu Sans Condensed" fo:font-style="normal" fo:font-weight="normal" officeooo:rsid="00ae6218" style:font-style-asian="normal" style:font-weight-asian="normal" style:font-style-complex="normal" style:font-weight-complex="normal"/>
    </style:style>
    <style:style style:name="T12" style:family="text">
      <style:text-properties style:font-name="DejaVu Sans Condensed" fo:font-style="normal" fo:font-weight="normal" officeooo:rsid="00b1e75c" style:font-style-asian="normal" style:font-weight-asian="normal" style:font-style-complex="normal" style:font-weight-complex="normal"/>
    </style:style>
    <style:style style:name="T13" style:family="text">
      <style:text-properties style:font-name="DejaVu Sans Condensed" fo:font-style="normal" fo:font-weight="normal" officeooo:rsid="00b45121" style:font-style-asian="normal" style:font-weight-asian="normal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559a3b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799f11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21583a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3551f1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4cfb3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76f09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4eaed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6e0b6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normal" officeooo:rsid="00703399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78e7c1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ad197a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" fo:font-size="12pt" fo:font-style="normal" fo:font-weight="normal" officeooo:rsid="00ae6218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b2a4e2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 Condensed" fo:font-size="12pt" fo:font-style="normal" fo:font-weight="normal" officeooo:rsid="00b45121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b2a4e2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be3280" style:font-style-asian="italic" style:font-weight-asian="normal" style:font-style-complex="italic" style:font-weight-complex="normal"/>
    </style:style>
    <style:style style:name="T32" style:family="text">
      <style:text-properties fo:font-style="italic" officeooo:rsid="0072dc9f" style:font-style-asian="italic" style:font-style-complex="italic"/>
    </style:style>
    <style:style style:name="T33" style:family="text">
      <style:text-properties officeooo:rsid="0072dc9f"/>
    </style:style>
    <style:style style:name="T34" style:family="text">
      <style:text-properties officeooo:rsid="007d724a"/>
    </style:style>
    <style:style style:name="T35" style:family="text">
      <style:text-properties officeooo:rsid="007f3937"/>
    </style:style>
    <style:style style:name="T36" style:family="text">
      <style:text-properties officeooo:rsid="007f81ee"/>
    </style:style>
    <style:style style:name="T37" style:family="text">
      <style:text-properties fo:font-style="normal" style:text-underline-style="none" style:font-style-asian="normal" style:font-style-complex="normal"/>
    </style:style>
    <style:style style:name="T38" style:family="text">
      <style:text-properties fo:font-style="normal" style:text-underline-style="none" officeooo:rsid="00402b55" style:font-style-asian="normal" style:font-style-complex="normal"/>
    </style:style>
    <style:style style:name="T39" style:family="text">
      <style:text-properties officeooo:rsid="00ad197a"/>
    </style:style>
    <style:style style:name="T40" style:family="text">
      <style:text-properties officeooo:rsid="00ae6218"/>
    </style:style>
    <style:style style:name="T41" style:family="text">
      <style:text-properties officeooo:rsid="00b1e75c"/>
    </style:style>
    <style:style style:name="T42" style:family="text">
      <style:text-properties officeooo:rsid="00b2a4e2"/>
    </style:style>
    <style:style style:name="T43" style:family="text">
      <style:text-properties fo:color="#000000"/>
    </style:style>
    <style:style style:name="T44" style:family="text">
      <style:text-properties fo:color="#000000" style:text-underline-style="none" officeooo:rsid="002c0268"/>
    </style:style>
    <style:style style:name="T45" style:family="text">
      <style:text-properties fo:color="#000000" officeooo:rsid="002c0268"/>
    </style:style>
    <style:style style:name="T46" style:family="text">
      <style:text-properties officeooo:rsid="00be3280"/>
    </style:style>
    <style:style style:name="T47" style:family="text">
      <style:text-properties officeooo:rsid="00535c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ared A. Dunbar</text:p>
      <text:p text:style-name="P9"/>
      <text:p text:style-name="P3"><text:span text:style-name="T37">145 Swimming Hole Rd, Harwinton, CT 06791 </text:span><text:span text:style-name="T38">| </text:span><text:span text:style-name="T37">cell (860) 578–6821</text:span></text:p>
      <text:p text:style-name="P22"/>
      <text:p text:style-name="P2"><text:a xlink:type="simple" xlink:href="mailto:jrddunbr@gmail.com" text:style-name="Internet_20_link" text:visited-style-name="Visited_20_Internet_20_Link"><text:span text:style-name="T43">jrddunbr@gmail.com</text:span></text:a><text:span text:style-name="T44"> | </text:span><text:a xlink:type="simple" xlink:href="https://github.com/jrddunbr" text:style-name="Internet_20_link" text:visited-style-name="Visited_20_Internet_20_Link"><text:span text:style-name="T43">github.com/jrddunbr</text:span></text:a><text:span text:style-name="T45"> | </text:span><text:a xlink:type="simple" xlink:href="http://ja13.org/" text:style-name="Internet_20_link" text:visited-style-name="Visited_20_Internet_20_Link"><text:span text:style-name="T43">ja13.org</text:span></text:a></text:p>
      <text:p text:style-name="P20"/>
      <text:p text:style-name="P5">Education<text:span text:style-name="T1"> –</text:span> Bachelor’s Degree in Computer Science</text:p>
      <text:p text:style-name="P30"/>
      <text:p text:style-name="P4"><text:tab/><text:span text:style-name="T3">Clarkson University, </text:span><text:span text:style-name="T5">located in </text:span><text:span text:style-name="T3">Potsdam, NY <text:s text:c="29"/></text:span><text:span text:style-name="T8">Graduation: May 2019</text:span></text:p>
      <text:p text:style-name="P29"/>
      <text:p text:style-name="P6"><text:span text:style-name="T47">Technical </text:span>Experience</text:p>
      <text:p text:style-name="P31"/>
      <text:p text:style-name="P49"><text:span text:style-name="T3"><text:tab/>Office of Info Tech, Clarkson University – </text:span><text:span text:style-name="T4">Old Main </text:span><text:span text:style-name="T5">(HQ) <text:s text:c="10"/></text:span><text:span text:style-name="T7">Jan</text:span><text:span text:style-name="T6"> 201</text:span><text:span text:style-name="T7">8</text:span><text:span text:style-name="T6"> – </text:span><text:span text:style-name="T7">Present</text:span></text:p>
      <text:p text:style-name="P51"/>
      <text:list xml:id="list4138411998" text:style-name="L1">
        <text:list-item>
          <text:p text:style-name="P38"><text:span text:style-name="T18">W</text:span><text:span text:style-name="T14">orking in Colo facility, connecting sensor arrays and ground cables</text:span></text:p>
        </text:list-item>
      </text:list>
      <text:p text:style-name="P30"/>
      <text:p text:style-name="P50"><text:tab/><text:span text:style-name="T3">Office of Info Tech, Clarkson University – </text:span><text:span text:style-name="T4">S.O.E. Sate</text:span><text:span text:style-name="T5">l</text:span><text:span text:style-name="T4">lit</text:span><text:span text:style-name="T5">e</text:span><text:span text:style-name="T3"> <text:s text:c="3"/></text:span><text:span text:style-name="T6">Sept. 2016 – </text:span><text:span text:style-name="T7">Jan. 2018</text:span></text:p>
      <text:p text:style-name="P52"/>
      <text:list xml:id="list214746420559999" text:continue-numbering="true" text:style-name="L1">
        <text:list-item>
          <text:p text:style-name="P39"><text:span text:style-name="T17">Imag</text:span><text:span text:style-name="T28">ing</text:span><text:span text:style-name="T17"> computers, install</text:span><text:span text:style-name="T28">ing</text:span><text:span text:style-name="T17"> software and </text:span><text:span text:style-name="T26">configur</text:span><text:span text:style-name="T28">ing</text:span><text:span text:style-name="T17"> </text:span><text:span text:style-name="T18">licensing</text:span></text:p>
        </text:list-item>
      </text:list>
      <text:p text:style-name="P41"/>
      <text:list xml:id="list214746018966447" text:continue-numbering="true" text:style-name="L1">
        <text:list-item>
          <text:p text:style-name="P40"><text:span text:style-name="T17">D</text:span><text:span text:style-name="T19">iagnos</text:span><text:span text:style-name="T28">ing</text:span><text:span text:style-name="T19"> </text:span><text:span text:style-name="T20">and resolv</text:span><text:span text:style-name="T28">ing</text:span><text:span text:style-name="T19"> </text:span><text:span text:style-name="T17">hardware </text:span><text:span text:style-name="T21">and software </text:span><text:span text:style-name="T17">problems</text:span></text:p>
        </text:list-item>
      </text:list>
      <text:p text:style-name="P42"/>
      <text:list xml:id="list214745427758349" text:continue-numbering="true" text:style-name="L1">
        <text:list-item>
          <text:p text:style-name="P39"><text:span text:style-name="T22">Work</text:span><text:span text:style-name="T28">ing</text:span><text:span text:style-name="T22"> one-on-one with </text:span><text:span text:style-name="T26">faculty and students</text:span><text:span text:style-name="T22"> </text:span><text:span text:style-name="T23">t</text:span><text:span text:style-name="T22">o solve </text:span><text:span text:style-name="T24">technical </text:span><text:span text:style-name="T22">problems</text:span></text:p>
        </text:list-item>
      </text:list>
      <text:p text:style-name="P46"/>
      <text:p text:style-name="P47">Technical Experience</text:p>
      <text:p text:style-name="P43"/>
      <text:p text:style-name="P11"><text:tab/>Clarkson <text:span text:style-name="T46">University TV Studio (WCKN) </text:span><text:span text:style-name="T1"><text:s text:c="40"/></text:span><text:span text:style-name="T2">Jan</text:span><text:span text:style-name="T29">. 201</text:span><text:span text:style-name="T31">8</text:span><text:span text:style-name="T29"> – </text:span><text:span text:style-name="T31">Present</text:span></text:p>
      <text:p text:style-name="P33"/>
      <text:p text:style-name="P13"><text:span text:style-name="T32"><text:tab/><text:tab/></text:span><text:span text:style-name="T33">Hold the role of Systems Engineer:</text:span></text:p>
      <text:p text:style-name="P33"/>
      <text:list xml:id="list3182179306" text:style-name="L3">
        <text:list-item>
          <text:p text:style-name="P48">Working with video and audio hardware, setting up streaming hardware</text:p>
        </text:list-item>
      </text:list>
      <text:p text:style-name="P45"/>
      <text:list xml:id="list214745424567242" text:continue-numbering="true" text:style-name="L3">
        <text:list-item>
          <text:p text:style-name="P48">Research and Design for new hardware setup, preparing move to 4K from 720p</text:p>
        </text:list-item>
      </text:list>
      <text:p text:style-name="P44"/>
      <text:p text:style-name="P10"><text:tab/>Clarkson Open Source Institute (COSI)<text:span text:style-name="T1"> <text:s text:c="36"/></text:span><text:span text:style-name="T29">Aug. 2015 – </text:span><text:span text:style-name="T30">Jan. 2018</text:span></text:p>
      <text:p text:style-name="P32"/>
      <text:p text:style-name="P12"><text:span text:style-name="T32"><text:tab/><text:tab/></text:span><text:span text:style-name="T33">Lead an outreach program powered by Google’s igniteCS Program</text:span></text:p>
      <text:p text:style-name="P32"/>
      <text:p text:style-name="P14"><text:tab/><text:span text:style-name="T42">Held the role of System Administrator for a year and a half:</text:span></text:p>
      <text:p text:style-name="P21"/>
      <text:list xml:id="list2882401197" text:style-name="L2">
        <text:list-item>
          <text:p text:style-name="P34"><text:span text:style-name="T25">Manage </text:span><text:span text:style-name="T27">VM</text:span><text:span text:style-name="T25"> h</text:span><text:span text:style-name="T15">osts</text:span><text:span text:style-name="T25">, </text:span><text:span text:style-name="T27">websites, documentation, firewalls, public FOSS mirror</text:span></text:p>
        </text:list-item>
      </text:list>
      <text:p text:style-name="P23"/>
      <text:list xml:id="list214744715261303" text:continue-numbering="true" text:style-name="L2">
        <text:list-item>
          <text:p text:style-name="P35"><text:span text:style-name="T17">Maintain </text:span><text:span text:style-name="T16">server and </text:span><text:span text:style-name="T17">network racks, including </text:span><text:span text:style-name="T16">setup of servers, configuration</text:span></text:p>
          <text:p text:style-name="P15">of network switches, specifically<text:span text:style-name="T41"> </text:span>L<text:span text:style-name="T42">ACP</text:span>, STP, SNMP, <text:span text:style-name="T41">VLANs on Juniper hardware</text:span></text:p>
        </text:list-item>
      </text:list>
      <text:p text:style-name="P24"/>
      <text:list xml:id="list214745223992821" text:continue-numbering="true" text:style-name="L2">
        <text:list-item>
          <text:p text:style-name="P16">Team player – work with other system administrators to solve problems quickly</text:p>
        </text:list-item>
      </text:list>
      <text:p text:style-name="P25"/>
      <text:p text:style-name="P7"><text:span text:style-name="T39">Technical</text:span> Skills</text:p>
      <text:p text:style-name="P53"/>
      <text:p text:style-name="P17"><text:tab/>Python <text:span text:style-name="T39">3</text:span>, <text:span text:style-name="T35">Markdown,</text:span> <text:span text:style-name="T34">Java,</text:span> Lab<text:span text:style-name="T40">VIEW</text:span>, HTML<text:span text:style-name="T41">5</text:span>, CSS,<text:span text:style-name="T35"> </text:span>GNU C/C++</text:p>
      <text:p text:style-name="P26"/>
      <text:p text:style-name="P18"><text:tab/><text:span text:style-name="T39">Fluent </text:span>System Administration <text:span text:style-name="T36">of</text:span> Arch Linux, Debian, Ubuntu, <text:span text:style-name="T40">and derivatives</text:span></text:p>
      <text:p text:style-name="P27"/>
      <text:p text:style-name="P19"><text:tab/>Working administration knowledge of Fedora, CentOS 7, RHEL 7, <text:span text:style-name="T41">and derivatives</text:span></text:p>
      <text:p text:style-name="P26"/>
      <text:p text:style-name="P36"><text:span text:style-name="T9"><text:tab/></text:span><text:span text:style-name="T11">Knowledgeable in</text:span><text:span text:style-name="T9"> Server Hardware, </text:span><text:span text:style-name="T12">Network Hardware, </text:span><text:span text:style-name="T13">SLURM cluster software</text:span></text:p>
      <text:p text:style-name="P28"/>
      <text:p text:style-name="P37"><text:span text:style-name="T10"><text:tab/></text:span><text:span text:style-name="T11">Working knowledge of Junos Web UI and familiar with Junos/IOS C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333333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Last Revised <text:date style:data-style-name="N76" text:date-value="2018-02-26T21:21:52.638922221" text:fixed="true">February 26,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27:25.565454122</meta:creation-date>
    <dc:date>2018-02-26T21:47:44.535804777</dc:date>
    <meta:editing-duration>PT3H54M5S</meta:editing-duration>
    <meta:editing-cycles>101</meta:editing-cycles>
    <meta:generator>LibreOffice/6.0.1.1$Linux_X86_64 LibreOffice_project/00m0$Build-1</meta:generator>
    <meta:document-statistic meta:table-count="0" meta:image-count="0" meta:object-count="0" meta:page-count="1" meta:paragraph-count="31" meta:word-count="272" meta:character-count="1946" meta:non-whitespace-character-count="1575"/>
  </office:meta>
</office:document-meta>
</file>